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query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checkbox</text:p>
          </table:table-cell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_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_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_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_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_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_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_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_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_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_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Егор Леонтьев</dc:creator>
    <meta:creation-date>2015-06-05T18:19:34Z</meta:creation-date>
    <dc:date>2020-05-14T19:38:24Z</dc:date>
  </office:meta>
</office:document-meta>
</file>